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imPELOperation.getSty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ELOperation.getFault(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ELOperation.setParameterOrdering( List li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imPELOperation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ELOperation.SimPELOperation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ELOperation.getInpu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ELOperation.getOutpu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ELOperation.addFault( Fault faul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imPELOperation.getFaul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ELOperation.setStyle( OperationType operation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imPELOperation.setOutput( Output outp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ELOperation.setInput( Input inp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ELOperation.setName(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ELOperation.setUndefined( boolean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imPELOperation.removeFault(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ELOperation.getParameterOrde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ELOperation.isUndefin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